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a56" officeooo:paragraph-rsid="001a3a56"/>
    </style:style>
    <style:style style:name="P2" style:family="paragraph" style:parent-style-name="Standard">
      <style:paragraph-properties fo:break-before="page"/>
      <style:text-properties officeooo:rsid="001a3a56" officeooo:paragraph-rsid="001a3a56"/>
    </style:style>
    <style:style style:name="P3" style:family="paragraph" style:parent-style-name="Standard">
      <style:text-properties officeooo:rsid="001c355b" officeooo:paragraph-rsid="001c355b"/>
    </style:style>
    <style:style style:name="P4" style:family="paragraph" style:parent-style-name="Standard">
      <style:text-properties officeooo:rsid="001ca351" officeooo:paragraph-rsid="001a3a56"/>
    </style:style>
    <style:style style:name="P5" style:family="paragraph" style:parent-style-name="Standard">
      <style:text-properties officeooo:rsid="001d49fe" officeooo:paragraph-rsid="001d49fe"/>
    </style:style>
    <style:style style:name="P6" style:family="paragraph" style:parent-style-name="Standard">
      <style:text-properties officeooo:rsid="00232567" officeooo:paragraph-rsid="00232567"/>
    </style:style>
    <style:style style:name="P7" style:family="paragraph" style:parent-style-name="Standard">
      <style:paragraph-properties fo:break-before="page"/>
      <style:text-properties officeooo:rsid="001c355b" officeooo:paragraph-rsid="001c355b"/>
    </style:style>
    <style:style style:name="P8" style:family="paragraph" style:parent-style-name="Standard">
      <style:text-properties officeooo:rsid="0025080d" officeooo:paragraph-rsid="0025080d"/>
    </style:style>
    <style:style style:name="P9" style:family="paragraph" style:parent-style-name="Standard">
      <style:text-properties officeooo:rsid="00266c69" officeooo:paragraph-rsid="00266c69"/>
    </style:style>
    <style:style style:name="T1" style:family="text">
      <style:text-properties officeooo:rsid="001c5f55"/>
    </style:style>
    <style:style style:name="T2" style:family="text">
      <style:text-properties officeooo:rsid="00266c69"/>
    </style:style>
    <style:style style:name="T3" style:family="text">
      <style:text-properties officeooo:rsid="002705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isplay:</text:p>
      <text:p text:style-name="P8"/>
      <text:p text:style-name="P8"/>
      <text:p text:style-name="P8">string array<text:span text:style-name="T3">[12]</text:span></text:p>
      <text:p text:style-name="P8"/>
      <text:p text:style-name="P9">array.fill(“ <text:s/>“)</text:p>
      <text:p text:style-name="P8"/>
      <text:p text:style-name="P8"><text:span text:style-name="T2">case</text:span> player =<text:span text:style-name="T2">=</text:span> 1 <text:span text:style-name="T2">(boot)</text:span></text:p>
      <text:p text:style-name="P8"><text:tab/><text:span text:style-name="T2">array[location] = 👢</text:span></text:p>
      <text:p text:style-name="P8"/>
      <text:p text:style-name="P9">case player == 2 (dog)</text:p>
      <text:p text:style-name="P9"><text:tab/>array[location] = 🐕</text:p>
      <text:p text:style-name="P9"/>
      <text:p text:style-name="P9">default</text:p>
      <text:p text:style-name="P9"><text:tab/>array<text:span text:style-name="T3">[location] = “ <text:s/>“</text:span></text:p>
      <text:p text:style-name="P7">For 20 times</text:p>
      <text:p text:style-name="P3">{</text:p>
      <text:p text:style-name="P3"><text:tab/>For each player</text:p>
      <text:p text:style-name="P3"><text:tab/><text:tab/>{</text:p>
      <text:p text:style-name="P3"><text:tab/><text:tab/>//<text:span text:style-name="T1">moves player, selects correct money</text:span></text:p>
      <text:p text:style-name="P3"><text:tab/><text:tab/><text:span text:style-name="T1">MoverSelect</text:span></text:p>
      <text:p text:style-name="P3"><text:tab/><text:tab/></text:p>
      <text:p text:style-name="P3"><text:tab/><text:tab/>//<text:span text:style-name="T1">location effects</text:span></text:p>
      <text:p text:style-name="P3"><text:tab/><text:tab/>Location<text:span text:style-name="T1">Index</text:span></text:p>
      <text:p text:style-name="P3"><text:tab/><text:tab/>}</text:p>
      <text:p text:style-name="P3">}</text:p>
      <text:p text:style-name="P3"/>
      <text:p text:style-name="P6">//setting ownership on the ownership array</text:p>
      <text:p text:style-name="P6">ownership[location] = player;</text:p>
      <text:p text:style-name="P2">if player is player 1</text:p>
      <text:p text:style-name="P1">{</text:p>
      <text:p text:style-name="P1">player is Boot</text:p>
      <text:p text:style-name="P1">location is location1</text:p>
      <text:p text:style-name="P5">money is money1</text:p>
      <text:p text:style-name="P1">}</text:p>
      <text:p text:style-name="P1">if player is player 2</text:p>
      <text:p text:style-name="P1">{</text:p>
      <text:p text:style-name="P1">player is Dog</text:p>
      <text:p text:style-name="P1">location is location2</text:p>
      <text:p text:style-name="P5">money is money2</text:p>
      <text:p text:style-name="P1">}</text:p>
      <text:p text:style-name="P1"/>
      <text:p text:style-name="P1">Next page</text:p>
      <text:p text:style-name="P1"/>
      <text:p text:style-name="P1">Dice roll (1 – 6) !!</text:p>
      <text:p text:style-name="P1"/>
      <text:p text:style-name="P5">out dice roll</text:p>
      <text:p text:style-name="P5">out location</text:p>
      <text:p text:style-name="P5">out money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7T14:13:33.658000000</dc:date>
    <meta:editing-duration>PT1H35M9S</meta:editing-duration>
    <meta:editing-cycles>11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9" meta:word-count="100" meta:character-count="559" meta:non-whitespace-character-count="476"/>
  </office:meta>
</office:document-meta>
</file>